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5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6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7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8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272822">
        <style:background-image/>
      </style:paragraph-properties>
    </style:style>
    <style:style style:name="P9" style:family="paragraph" style:parent-style-name="Preformatted_20_Text">
      <style:paragraph-properties fo:margin-left="0cm" fo:margin-right="0cm" fo:margin-top="0cm" fo:margin-bottom="0cm" fo:line-height="150%" fo:orphans="2" fo:widows="2" fo:text-indent="0cm" style:auto-text-indent="false" fo:background-color="#272822" fo:padding="0cm" fo:border="none">
        <style:background-image/>
      </style:paragraph-properties>
    </style:style>
    <style:style style:name="P10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11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12" style:family="paragraph" style:parent-style-name="Text_20_body">
      <style:paragraph-properties fo:margin-left="0cm" fo:margin-right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13" style:family="paragraph" style:parent-style-name="Text_20_body">
      <style:paragraph-properties fo:margin-left="0cm" fo:margin-right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14" style:family="paragraph" style:parent-style-name="Preformatted_20_Text">
      <style:paragraph-properties fo:margin-top="0cm" fo:margin-bottom="0cm" fo:line-height="150%" fo:orphans="2" fo:widows="2" fo:background-color="#272822">
        <style:background-image/>
      </style:paragraph-properties>
    </style:style>
    <style:style style:name="P15" style:family="paragraph" style:parent-style-name="Preformatted_20_Text">
      <style:paragraph-properties fo:margin-top="0cm" fo:margin-bottom="0cm" fo:line-height="150%" fo:orphans="2" fo:widows="2" fo:background-color="#272822" fo:padding-left="0.049cm" fo:padding-right="0cm" fo:padding-top="0cm" fo:padding-bottom="0cm" fo:border-left="0.088cm solid #ff6347" fo:border-right="none" fo:border-top="none" fo:border-bottom="none">
        <style:background-image/>
      </style:paragraph-properties>
    </style:style>
    <style:style style:name="P16" style:family="paragraph" style:parent-style-name="Preformatted_20_Text">
      <style:paragraph-properties fo:margin-top="0cm" fo:margin-bottom="0cm" fo:line-height="150%" fo:orphans="2" fo:widows="2" fo:background-color="#272822" fo:padding="0cm" fo:border="none">
        <style:background-image/>
      </style:paragraph-properties>
    </style:style>
    <style:style style:name="P17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18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19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20" style:family="paragraph" style:parent-style-name="Text_20_body">
      <style:paragraph-properties fo:margin-top="0cm" fo:margin-bottom="0cm" fo:orphans="2" fo:widows="2" fo:padding-left="0.049cm" fo:padding-right="0cm" fo:padding-top="0cm" fo:padding-bottom="0cm" fo:border-left="0.088cm solid #ff6347" fo:border-right="none" fo:border-top="none" fo:border-bottom="none"/>
    </style:style>
    <style:style style:name="P21" style:family="paragraph" style:parent-style-name="Text_20_body">
      <style:paragraph-properties fo:margin-top="0cm" fo:margin-bottom="0cm" fo:orphans="2" fo:widows="2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22" style:family="paragraph" style:parent-style-name="Text_20_body">
      <style:paragraph-properties fo:margin-top="0cm" fo:margin-bottom="0cm" fo:orphans="2" fo:widows="2" fo:padding="0cm" fo:border="none"/>
    </style:style>
    <style:style style:name="P23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24" style:family="paragraph" style:parent-style-name="Text_20_body">
      <style:paragraph-properties fo:orphans="2" fo:widows="2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25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26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="0cm" fo:border="none">
        <style:background-image/>
      </style:paragraph-properties>
    </style:style>
    <style:style style:name="P27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28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="0cm" fo:border="none">
        <style:background-image/>
      </style:paragraph-properties>
    </style:style>
    <style:style style:name="P29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30" style:family="paragraph" style:parent-style-name="Heading_20_1">
      <style:text-properties fo:font-variant="normal" fo:text-transform="none" fo:color="#ff6347" style:text-line-through-style="none" style:font-name="Raleway" fo:font-size="15pt" fo:letter-spacing="normal" fo:font-style="normal" style:text-underline-style="none" fo:font-weight="bold" style:text-blinking="fals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</style:style>
    <style:style style:name="P34" style:family="paragraph" style:parent-style-name="Text_20_body" style:list-style-name="L1">
      <style:paragraph-properties fo:orphans="2" fo:widows="2"/>
    </style:style>
    <style:style style:name="P35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36" style:family="paragraph" style:parent-style-name="Text_20_body" style:list-style-name="L1">
      <style:paragraph-properties fo:margin-top="0cm" fo:margin-bottom="0cm" fo:orphans="2" fo:widows="2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5" style:family="text">
      <style:text-properties fo:font-variant="normal" fo:text-transform="none" fo:color="#444444" style:font-name="Consolas" fo:letter-spacing="normal" fo:font-style="normal" fo:font-weight="normal" fo:background-color="#eeeeee"/>
    </style:style>
    <style:style style:name="T6" style:family="text">
      <style:text-properties fo:font-variant="normal" fo:text-transform="none" fo:color="#222222" style:font-name="Open Sans" fo:font-size="14pt" fo:letter-spacing="normal" fo:font-style="normal"/>
    </style:style>
    <style:style style:name="T7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8" style:family="text">
      <style:text-properties fo:font-variant="normal" fo:text-transform="none" fo:color="#222222" style:font-name="Open Sans" fo:letter-spacing="normal" fo:font-style="normal" fo:font-weight="normal" fo:background-color="#eeeeee"/>
    </style:style>
    <style:style style:name="T9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10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11" style:family="text">
      <style:text-properties fo:font-variant="normal" fo:text-transform="none" fo:color="#80ffbb" fo:letter-spacing="normal" fo:background-color="#193549"/>
    </style:style>
    <style:style style:name="T12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13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14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15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16" style:family="text">
      <style:text-properties fo:font-variant="normal" fo:text-transform="none" fo:color="#ffffff" style:font-name="Consolas" fo:font-size="14pt" fo:letter-spacing="normal" fo:font-style="normal" fo:font-weight="normal"/>
    </style:style>
    <style:style style:name="T17" style:family="text">
      <style:text-properties fo:font-variant="normal" fo:text-transform="none" fo:color="#ffffff" style:font-name="Consolas" fo:letter-spacing="normal" fo:font-style="normal" fo:font-weight="normal" fo:background-color="#eeeeee"/>
    </style:style>
    <style:style style:name="T18" style:family="text">
      <style:text-properties fo:font-variant="normal" fo:text-transform="none" fo:color="#ffffff" fo:letter-spacing="normal"/>
    </style:style>
    <style:style style:name="T19" style:family="text">
      <style:text-properties fo:font-variant="normal" fo:text-transform="none" fo:color="#ffee80" style:font-name="Consolas" fo:font-size="14pt" fo:letter-spacing="normal" fo:font-style="normal" fo:font-weight="normal" fo:background-color="#193549"/>
    </style:style>
    <style:style style:name="T20" style:family="text">
      <style:text-properties fo:font-variant="normal" fo:text-transform="none" fo:color="#ffee80" fo:letter-spacing="normal" fo:background-color="#193549"/>
    </style:style>
    <style:style style:name="T21" style:family="text">
      <style:text-properties fo:font-variant="normal" fo:text-transform="none" fo:color="#657b83" style:font-name="Consolas" fo:letter-spacing="normal" fo:font-style="normal" fo:font-weight="normal" fo:background-color="#f3f5f6"/>
    </style:style>
    <style:style style:name="T22" style:family="text">
      <style:text-properties fo:font-variant="normal" fo:text-transform="none" fo:color="#cb4b16" style:font-name="Consolas" fo:font-size="14pt" fo:letter-spacing="normal" fo:font-style="normal" fo:font-weight="normal" fo:background-color="#193549"/>
    </style:style>
    <style:style style:name="T23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ES6 - obiekty</text:h>
      <text:p text:style-name="P3">W tym bardzo krótki rozdziale spojrzymy na pewne usprawnienia, które pojawiły się w ES6, a które dotyczą obiektów.</text:p>
      <text:h text:style-name="P5" text:outline-level="2"><text:bookmark text:name="upsrawnione-zapisy"/>Małe usprawnienia</text:h>
      <text:p text:style-name="P3">Pierwsze z nich dotyczy sposobu deklarowania właściwości. Załóżmy, że mamy 2 stałe:</text:p>
      <text:p text:style-name="P6"><text:span text:style-name="Source_20_Text"><text:span text:style-name="T9">const</text:span></text:span><text:span text:style-name="Source_20_Text"><text:span text:style-name="T10"> nam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;</text:span></text:span></text:p>
      <text:p text:style-name="P18"><text:span text:style-name="Source_20_Text"><text:span text:style-name="T9">const</text:span></text:span><text:span text:style-name="Source_20_Text"><text:span text:style-name="T10"> pet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Szamson"</text:span></text:span><text:span text:style-name="Source_20_Text"><text:span text:style-name="T13">;</text:span></text:span></text:p>
      <text:p text:style-name="P3"/>
      <text:p text:style-name="P3">Gdybyś chciał teraz stworzyć obiekt z właściwościami o takich samych nazwach jak powyższe stałe, zapisał byś to pewnie w taki sposób:</text:p>
      <text:p text:style-name="P6"><text:span text:style-name="Source_20_Text"><text:span text:style-name="T9">var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name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0">pet </text:span></text:span><text:span text:style-name="Source_20_Text"><text:span text:style-name="T13">:</text:span></text:span><text:span text:style-name="Source_20_Text"><text:span text:style-name="T10"> pet</text:span></text:span></text:p>
      <text:p text:style-name="P18"><text:span text:style-name="Source_20_Text"><text:span text:style-name="T13">}</text:span></text:span></text:p>
      <text:p text:style-name="P3"/>
      <text:p text:style-name="P3">W ES6 możemy takie powtórki uprościć:</text:p>
      <text:p text:style-name="P6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10">name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0">pet</text:span></text:span></text:p>
      <text:p text:style-name="P18"><text:span text:style-name="Source_20_Text"><text:span text:style-name="T13">}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Podobne zmiany tyczą się metod dla literałów. W ES6 już nie musimy używać słowa function, a wystarczą tylko nawiasy.</text:p>
      <text:p text:style-name="P7"><text:span text:style-name="Source_20_Text"><text:span text:style-name="T15">//ES5</text:span></text:span></text:p>
      <text:p text:style-name="P17"><text:span text:style-name="Source_20_Text"><text:span text:style-name="T9">var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pet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Szamson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print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Nazywam się: "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/text:p>
      <text:p text:style-name="P17"><text:span text:style-name="Source_20_Text"><text:span text:style-name="T11"><text:s text:c="4"/></text:span></text:span><text:span text:style-name="Source_20_Text"><text:span text:style-name="T13">}</text:span></text:span></text:p>
      <text:p text:style-name="P17"><text:span text:style-name="Source_20_Text"><text:span text:style-name="T13">}</text:span></text:span></text:p>
      <text:p text:style-name="P17"/>
      <text:p text:style-name="P17"><text:span text:style-name="Source_20_Text"><text:span text:style-name="T15">//ES6</text:span></text:span></text:p>
      <text:p text:style-name="P17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pet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Szamson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4">printNam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`Nazywam się: </text:span></text:span><text:span text:style-name="Source_20_Text"><text:span text:style-name="T13">${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}</text:span></text:span><text:span text:style-name="Source_20_Text"><text:span text:style-name="T12">`</text:span></text:span><text:span text:style-name="Source_20_Text"><text:span text:style-name="T13">);</text:span></text:span></text:p>
      <text:p text:style-name="P17"><text:span text:style-name="Source_20_Text"><text:span text:style-name="T11"><text:s text:c="4"/></text:span></text:span><text:span text:style-name="Source_20_Text"><text:span text:style-name="T13">}</text:span></text:span></text:p>
      <text:p text:style-name="P17"><text:span text:style-name="Source_20_Text"><text:span text:style-name="T13">}</text:span></text:span></text:p>
      <text:p text:style-name="P17"><text:span text:style-name="Source_20_Text"><text:span text:style-name="T11"><text:s/>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statnie usprawnienie, które omówimy dotyczy deklaracji nazw kluczy w obiektach.</text:p>
      <text:p text:style-name="P2"><text:span text:style-name="T3">Do właściwości i metod obiektu możesz odwoływać się przez notację kropki ale też </text:span><text:a xlink:type="simple" xlink:href="https://kursjs.pl/kurs/obiekty/obiekty.php#rozne-odwolania" text:style-name="Internet_20_link" text:visited-style-name="Visited_20_Internet_20_Link"><text:span text:style-name="T1">za pomocą nawiasów kwadratowych</text:span></text:a><text:span text:style-name="T3">:</text:span></text:p>
      <text:p text:style-name="P6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0">pet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Szamson"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4">printName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`Nazywam się: </text:span></text:span><text:span text:style-name="Source_20_Text"><text:span text:style-name="T13">${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}</text:span></text:span><text:span text:style-name="Source_20_Text"><text:span text:style-name="T12">`</text:span></text:span><text:span text:style-name="Source_20_Text"><text:span text:style-name="T13">);</text:span></text:span></text:p>
      <text:p text:style-name="P18"><text:span text:style-name="Source_20_Text"><text:span text:style-name="T11"><text:s text:c="4"/></text:span></text:span><text:span text:style-name="Source_20_Text"><text:span text:style-name="T13">}</text:span></text:span></text:p>
      <text:p text:style-name="P18"><text:span text:style-name="Source_20_Text"><text:span text:style-name="T13">}</text:span></text:span></text:p>
      <text:p text:style-name="P18"/>
      <text:p text:style-name="P18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;</text:span></text:span></text:p>
      <text:p text:style-name="P18"><text:span text:style-name="Source_20_Text"><text:span text:style-name="T10">ob</text:span></text:span><text:span text:style-name="Source_20_Text"><text:span text:style-name="T13">[</text:span></text:span><text:span text:style-name="Source_20_Text"><text:span text:style-name="T12">'name'</text:span></text:span><text:span text:style-name="Source_20_Text"><text:span text:style-name="T13">];</text:span></text:span></text:p>
      <text:p text:style-name="P18"/>
      <text:p text:style-name="P18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4">printName</text:span></text:span><text:span text:style-name="Source_20_Text"><text:span text:style-name="T13">();</text:span></text:span></text:p>
      <text:p text:style-name="P18"><text:span text:style-name="Source_20_Text"><text:span text:style-name="T10">ob</text:span></text:span><text:span text:style-name="Source_20_Text"><text:span text:style-name="T13">[</text:span></text:span><text:span text:style-name="Source_20_Text"><text:span text:style-name="T12">'printName'</text:span></text:span><text:span text:style-name="Source_20_Text"><text:span text:style-name="T13">]();</text:span></text:span></text:p>
      <text:p text:style-name="P2"><text:span text:style-name="T3"/></text:p>
      <text:p text:style-name="P2"><text:span text:style-name="T3">Ma to zastosowanie w przypadkach, gdy nazwy kluczy nie są </text:span><text:a xlink:type="simple" xlink:href="https://kursjs.pl/kurs/super-podstawy/zmienne.php#nazewnictwo-zmiennych" text:style-name="Internet_20_link" text:visited-style-name="Visited_20_Internet_20_Link"><text:span text:style-name="T1">prawidłowymi zmiennymi</text:span></text:a></text:p>
      <text:p text:style-name="P6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0">pet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Szamson"</text:span></text:span></text:p>
      <text:p text:style-name="P18"><text:span text:style-name="Source_20_Text"><text:span text:style-name="T13">}</text:span></text:span></text:p>
      <text:p text:style-name="P18"/>
      <text:p text:style-name="P18"><text:span text:style-name="Source_20_Text"><text:span text:style-name="T10">ob</text:span></text:span><text:span text:style-name="Source_20_Text"><text:span text:style-name="T13">[</text:span></text:span><text:span text:style-name="Source_20_Text"><text:span text:style-name="T12">'print the name'</text:span></text:span><text:span text:style-name="Source_20_Text"><text:span text:style-name="T13">]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Nazywam się: "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/text:p>
      <text:p text:style-name="P18"><text:span text:style-name="Source_20_Text"><text:span text:style-name="T13">}</text:span></text:span></text:p>
      <text:p text:style-name="P18"/>
      <text:p text:style-name="P18"><text:span text:style-name="Source_20_Text"><text:span text:style-name="T10">ob</text:span></text:span><text:span text:style-name="Source_20_Text"><text:span text:style-name="T13">[</text:span></text:span><text:span text:style-name="Source_20_Text"><text:span text:style-name="T12">'my surname'</text:span></text:span><text:span text:style-name="Source_20_Text"><text:span text:style-name="T13">]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Nowak"</text:span></text:span><text:span text:style-name="Source_20_Text"><text:span text:style-name="T13">;</text:span></text:span></text:p>
      <text:p text:style-name="P18"/>
      <text:p text:style-name="P18"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0">print the name</text:span></text:span><text:span text:style-name="Source_20_Text"><text:span text:style-name="T13">;</text:span></text:span><text:span text:style-name="Source_20_Text"><text:span text:style-name="T10"> </text:span></text:span><text:span text:style-name="Source_20_Text"><text:span text:style-name="T15">//oczywisty błąd</text:span></text:span></text:p>
      <text:p text:style-name="P18"><text:span text:style-name="Source_20_Text"><text:span text:style-name="T10">ob</text:span></text:span><text:span text:style-name="Source_20_Text"><text:span text:style-name="T13">[</text:span></text:span><text:span text:style-name="Source_20_Text"><text:span text:style-name="T12">'print the name'</text:span></text:span><text:span text:style-name="Source_20_Text"><text:span text:style-name="T13">]();</text:span></text:span></text:p>
      <text:p text:style-name="P18"/>
      <text:p text:style-name="P18"><text:span text:style-name="Source_20_Text"><text:span text:style-name="T10">ob</text:span></text:span><text:span text:style-name="Source_20_Text"><text:span text:style-name="T13">[</text:span></text:span><text:span text:style-name="Source_20_Text"><text:span text:style-name="T12">'my surname'</text:span></text:span><text:span text:style-name="Source_20_Text"><text:span text:style-name="T13">];</text:span></text:span><text:span text:style-name="Source_20_Text"><text:span text:style-name="T10"> </text:span></text:span><text:span text:style-name="Source_20_Text"><text:span text:style-name="T15">//Nowak</text:span></text:span></text:p>
      <text:p text:style-name="P3"><text:soft-page-break/>Jak widzisz w powyższym kodzie żeby dodać taką właściwość do obiektu musimy to robić poza nim.<text:line-break/>W ES6 możemy to robić bezpośrednio w deklaracji obiektu:</text:p>
      <text:p text:style-name="P6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0">pet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Szamson"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3">[</text:span></text:span><text:span text:style-name="Source_20_Text"><text:span text:style-name="T12">'my surname'</text:span></text:span><text:span text:style-name="Source_20_Text"><text:span text:style-name="T13">]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Nowak"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3">[</text:span></text:span><text:span text:style-name="Source_20_Text"><text:span text:style-name="T12">'print the name'</text:span></text:span><text:span text:style-name="Source_20_Text"><text:span text:style-name="T13">](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Nazywam się: "</text:span></text:span><text:span text:style-name="Source_20_Text"><text:span text:style-name="T10"> </text:span></text:span><text:span text:style-name="Source_20_Text"><text:span text:style-name="T12">+</text:span></text:span><text:span text:style-name="Source_20_Text"><text:span text:style-name="T10"> 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/text:p>
      <text:p text:style-name="P18"><text:span text:style-name="Source_20_Text"><text:span text:style-name="T11"><text:s text:c="4"/></text:span></text:span><text:span text:style-name="Source_20_Text"><text:span text:style-name="T13">}</text:span></text:span></text:p>
      <text:p text:style-name="P18"><text:span text:style-name="Source_20_Text"><text:span text:style-name="T13">}</text:span></text:span></text:p>
      <text:h text:style-name="P5" text:outline-level="2"><text:bookmark text:name="object-assign"/>Object.assign()</text:h>
      <text:p text:style-name="P2"><text:span text:style-name="T3">Metoda </text:span><text:span text:style-name="Strong_20_Emphasis"><text:span text:style-name="T7">Object.assign(ob1, ob2...)</text:span></text:span><text:span text:style-name="T3"> kopiuje wszystkie przeliczalne właściwości z jednego lub więcej obiektów do obiektu docelowego. Kopiowanie rozpoczyna się od obiektów z prawej strony (końcowe parametry) i idzie w lewą stronę.</text:span></text:p>
      <text:p text:style-name="P3">Jeżeli obiekt po lewej stronie ma już daną właściwość, zostanie ona nadpisana wartością obiektu po prawej stronie.</text:p>
      <text:p text:style-name="P3">W wyniku dostajemy zmodyfikowany obiekt przekazany w pierwszym parametrze, który ma scalone właściwości i metody wszystkich obiektów przekazanych w kolejnych parametrach.</text:p>
      <text:p text:style-name="P7"><text:span text:style-name="Source_20_Text"><text:span text:style-name="T9">const</text:span></text:span><text:span text:style-name="Source_20_Text"><text:span text:style-name="T10"> ob1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ag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23">10</text:span></text:span></text:p>
      <text:p text:style-name="P17"><text:span text:style-name="Source_20_Text"><text:span text:style-name="T13">}</text:span></text:span></text:p>
      <text:p text:style-name="P17"/>
      <text:p text:style-name="P17"><text:span text:style-name="Source_20_Text"><text:span text:style-name="T9">const</text:span></text:span><text:span text:style-name="Source_20_Text"><text:span text:style-name="T10"> ob2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Piotr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sur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Nowak"</text:span></text:span></text:p>
      <text:p text:style-name="P17"><text:span text:style-name="Source_20_Text"><text:span text:style-name="T13">}</text:span></text:span></text:p>
      <text:p text:style-name="P17"/>
      <text:p text:style-name="P17"><text:span text:style-name="Source_20_Text"><text:span text:style-name="T10">Object</text:span></text:span><text:span text:style-name="Source_20_Text"><text:span text:style-name="T13">.</text:span></text:span><text:span text:style-name="Source_20_Text"><text:span text:style-name="T14">assign</text:span></text:span><text:span text:style-name="Source_20_Text"><text:span text:style-name="T13">(</text:span></text:span><text:span text:style-name="Source_20_Text"><text:span text:style-name="T10">ob1</text:span></text:span><text:span text:style-name="Source_20_Text"><text:span text:style-name="T13">,</text:span></text:span><text:span text:style-name="Source_20_Text"><text:span text:style-name="T10"> ob2</text:span></text:span><text:span text:style-name="Source_20_Text"><text:span text:style-name="T13">);</text:span></text:span></text:p>
      <text:p text:style-name="P17"/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1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{name: "Piotr", age: 10, surname: "Nowak"}</text:span></text:span></text:p>
      <text:p text:style-name="P17"><text:span text:style-name="Source_20_Text"><text:span text:style-name="T11"><text:s/></text:span></text:span></text:p>
      <text:p text:style-name="P3"><text:soft-page-break/>Bardzo często jako pierwszy parametr przekazuje się pusty obiekt, dzięki czemu zamiast modyfikować bezpośrednio obiekty wejściowe, zyskujemy nowy obiekt ze scalonymi składowymi pozostałych obiektów:</text:p>
      <text:p text:style-name="P7"><text:span text:style-name="Source_20_Text"><text:span text:style-name="T9">const</text:span></text:span><text:span text:style-name="Source_20_Text"><text:span text:style-name="T10"> ob1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ag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23">10</text:span></text:span></text:p>
      <text:p text:style-name="P17"><text:span text:style-name="Source_20_Text"><text:span text:style-name="T13">};</text:span></text:span></text:p>
      <text:p text:style-name="P17"/>
      <text:p text:style-name="P17"><text:span text:style-name="Source_20_Text"><text:span text:style-name="T9">const</text:span></text:span><text:span text:style-name="Source_20_Text"><text:span text:style-name="T10"> ob2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Piotr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sur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Nowak"</text:span></text:span></text:p>
      <text:p text:style-name="P17"><text:span text:style-name="Source_20_Text"><text:span text:style-name="T13">}</text:span></text:span></text:p>
      <text:p text:style-name="P17"/>
      <text:p text:style-name="P17"><text:span text:style-name="Source_20_Text"><text:span text:style-name="T9">const</text:span></text:span><text:span text:style-name="Source_20_Text"><text:span text:style-name="T10"> ob3 </text:span></text:span><text:span text:style-name="Source_20_Text"><text:span text:style-name="T12">=</text:span></text:span><text:span text:style-name="Source_20_Text"><text:span text:style-name="T10"> Object</text:span></text:span><text:span text:style-name="Source_20_Text"><text:span text:style-name="T13">.</text:span></text:span><text:span text:style-name="Source_20_Text"><text:span text:style-name="T14">assign</text:span></text:span><text:span text:style-name="Source_20_Text"><text:span text:style-name="T13">({},</text:span></text:span><text:span text:style-name="Source_20_Text"><text:span text:style-name="T10"> ob1</text:span></text:span><text:span text:style-name="Source_20_Text"><text:span text:style-name="T13">,</text:span></text:span><text:span text:style-name="Source_20_Text"><text:span text:style-name="T10"> ob2</text:span></text:span><text:span text:style-name="Source_20_Text"><text:span text:style-name="T13">);</text:span></text:span></text:p>
      <text:p text:style-name="P17"/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1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{name: "Marcin", age: 10}</text:span></text:span></text:p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2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{name: "Piotr", surname: "Nowak"}</text:span></text:span></text:p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3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{name: "Piotr", surname: "Nowak", age: 10}</text:span></text:span></text:p>
      <text:p text:style-name="P17"><text:span text:style-name="Source_20_Text"><text:span text:style-name="T11"><text:s/></text:span></text:span></text:p>
      <text:p text:style-name="P3"/>
      <text:p text:style-name="P3">Metodę assign bardzo często wykorzystuje się do tworzenia kopii obiektów.</text:p>
      <text:p text:style-name="P2"><text:span text:style-name="T3">Jak wiesz, </text:span><text:a xlink:type="simple" xlink:href="https://kursjs.pl/kurs/super-podstawy/typy-danych.php#typy-zlozone" text:style-name="Internet_20_link" text:visited-style-name="Visited_20_Internet_20_Link"><text:span text:style-name="T1">obiekty działają referencyjnie</text:span></text:a><text:span text:style-name="T3">. Oznacza to, że jeżeli dany obiekt będzie podstawiony pod dwie zmienne, to zmiana jego składowej za pomocą którejkolwiek zmiennej zmieni go we wszystkich zmiennych:</text:span></text:p>
      <text:p text:style-name="P6"><text:span text:style-name="Source_20_Text"><text:span text:style-name="T9">const</text:span></text:span><text:span text:style-name="Source_20_Text"><text:span text:style-name="T10"> obA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Piotr"</text:span></text:span><text:span text:style-name="Source_20_Text"><text:span text:style-name="T10"> </text:span></text:span><text:span text:style-name="Source_20_Text"><text:span text:style-name="T13">}</text:span></text:span></text:p>
      <text:p text:style-name="P18"><text:span text:style-name="Source_20_Text"><text:span text:style-name="T9">const</text:span></text:span><text:span text:style-name="Source_20_Text"><text:span text:style-name="T10"> obB </text:span></text:span><text:span text:style-name="Source_20_Text"><text:span text:style-name="T12">=</text:span></text:span><text:span text:style-name="Source_20_Text"><text:span text:style-name="T10"> obA</text:span></text:span><text:span text:style-name="Source_20_Text"><text:span text:style-name="T13">;</text:span></text:span></text:p>
      <text:p text:style-name="P18"/>
      <text:p text:style-name="P18"><text:span text:style-name="Source_20_Text"><text:span text:style-name="T10">obB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;</text:span></text:span></text:p>
      <text:p text:style-name="P18"/>
      <text:p text:style-name="P18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A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obB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Marcin, Marcin</text:span></text:span></text:p>
      <text:p text:style-name="P3"/>
      <text:p text:style-name="P3"/>
      <text:p text:style-name="P3"/>
      <text:p text:style-name="P3"/>
      <text:p text:style-name="P3"/>
      <text:p text:style-name="P3"><text:soft-page-break/>Aby móc swobodnie zmieniać składowe obiektu B musimy pod zmienną obB podstawić nie ten sam obiekt, a jego duplikat:</text:p>
      <text:p text:style-name="P7"><text:span text:style-name="Source_20_Text"><text:span text:style-name="T9">const</text:span></text:span><text:span text:style-name="Source_20_Text"><text:span text:style-name="T10"> obA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0"> 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Piotr"</text:span></text:span><text:span text:style-name="Source_20_Text"><text:span text:style-name="T10"> </text:span></text:span><text:span text:style-name="Source_20_Text"><text:span text:style-name="T13">}</text:span></text:span></text:p>
      <text:p text:style-name="P17"/>
      <text:p text:style-name="P17"><text:span text:style-name="Source_20_Text"><text:span text:style-name="T9">const</text:span></text:span><text:span text:style-name="Source_20_Text"><text:span text:style-name="T10"> obB </text:span></text:span><text:span text:style-name="Source_20_Text"><text:span text:style-name="T12">=</text:span></text:span><text:span text:style-name="Source_20_Text"><text:span text:style-name="T10"> Object</text:span></text:span><text:span text:style-name="Source_20_Text"><text:span text:style-name="T13">.</text:span></text:span><text:span text:style-name="Source_20_Text"><text:span text:style-name="T14">assign</text:span></text:span><text:span text:style-name="Source_20_Text"><text:span text:style-name="T13">({},</text:span></text:span><text:span text:style-name="Source_20_Text"><text:span text:style-name="T10"> obA</text:span></text:span><text:span text:style-name="Source_20_Text"><text:span text:style-name="T13">);</text:span></text:span></text:p>
      <text:p text:style-name="P17"><text:span text:style-name="Source_20_Text"><text:span text:style-name="T10">obB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;</text:span></text:span></text:p>
      <text:p text:style-name="P17"/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A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obB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Piotr, Marcin</text:span></text:span></text:p>
      <text:p text:style-name="P17"><text:span text:style-name="Source_20_Text"><text:span text:style-name="T11"><text:s/></text:span></text:span></text:p>
      <text:p text:style-name="P3"/>
      <text:p text:style-name="P3">Ważną rzeczą jest to, że Object.assign() klonuje tylko płaskie obiekty. Jeżeli któraś z właściwości zawiera w sobie obiekt, zostanie skopiowana tylko referencja do tego obiektu. Oznacza to, że zagnieżdżone obiekty nie są już klonowane, a tylko przekazywana jest do nich referencja:</text:p>
      <text:p text:style-name="P7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pet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8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Feliks"</text:span></text:span><text:span text:style-name="Source_20_Text"><text:span text:style-name="T13">,</text:span></text:span></text:p>
      <text:p text:style-name="P17"><text:span text:style-name="Source_20_Text"><text:span text:style-name="T11"><text:s text:c="8"/></text:span></text:span><text:span text:style-name="Source_20_Text"><text:span text:style-name="T10">kind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cat"</text:span></text:span></text:p>
      <text:p text:style-name="P17"><text:span text:style-name="Source_20_Text"><text:span text:style-name="T11"><text:s text:c="4"/></text:span></text:span><text:span text:style-name="Source_20_Text"><text:span text:style-name="T13">}</text:span></text:span></text:p>
      <text:p text:style-name="P17"><text:span text:style-name="Source_20_Text"><text:span text:style-name="T13">}</text:span></text:span></text:p>
      <text:p text:style-name="P17"/>
      <text:p text:style-name="P17"><text:span text:style-name="Source_20_Text"><text:span text:style-name="T9">const</text:span></text:span><text:span text:style-name="Source_20_Text"><text:span text:style-name="T10"> ob2 </text:span></text:span><text:span text:style-name="Source_20_Text"><text:span text:style-name="T12">=</text:span></text:span><text:span text:style-name="Source_20_Text"><text:span text:style-name="T10"> Object</text:span></text:span><text:span text:style-name="Source_20_Text"><text:span text:style-name="T13">.</text:span></text:span><text:span text:style-name="Source_20_Text"><text:span text:style-name="T14">assign</text:span></text:span><text:span text:style-name="Source_20_Text"><text:span text:style-name="T13">({},</text:span></text:span><text:span text:style-name="Source_20_Text"><text:span text:style-name="T10"> ob</text:span></text:span><text:span text:style-name="Source_20_Text"><text:span text:style-name="T13">);</text:span></text:span></text:p>
      <text:p text:style-name="P17"><text:span text:style-name="Source_20_Text"><text:span text:style-name="T10">ob2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Super Szamson"</text:span></text:span><text:span text:style-name="Source_20_Text"><text:span text:style-name="T13">;</text:span></text:span></text:p>
      <text:p text:style-name="P17"><text:span text:style-name="Source_20_Text"><text:span text:style-name="T10">ob2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kind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pies"</text:span></text:span><text:span text:style-name="Source_20_Text"><text:span text:style-name="T13">;</text:span></text:span></text:p>
      <text:p text:style-name="P17"/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ob2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Super Szamson, Super Szamson</text:span></text:span></text:p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kind</text:span></text:span><text:span text:style-name="Source_20_Text"><text:span text:style-name="T13">,</text:span></text:span><text:span text:style-name="Source_20_Text"><text:span text:style-name="T10"> ob2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kind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pies, pies</text:span></text:span></text:p>
      <text:p text:style-name="P17"><text:span text:style-name="Source_20_Text"><text:span text:style-name="T11"><text:s/></text:span></text:span></text:p>
      <text:p text:style-name="P17"><text:span text:style-name="Source_20_Text"><text:span text:style-name="T11"><text:s/></text:span></text:span></text:p>
      <text:p text:style-name="P17"><text:span text:style-name="Source_20_Text"><text:span text:style-name="T11"><text:s/></text:span></text:span></text:p>
      <text:p text:style-name="P3"/>
      <text:p text:style-name="P3"/>
      <text:p text:style-name="P3"/>
      <text:p text:style-name="P3"/>
      <text:p text:style-name="P3"><text:soft-page-break/>Żeby sklonować głęboko obiekt, musimy zastosować inne techniki - np.</text:p>
      <text:p text:style-name="P7"><text:span text:style-name="Source_20_Text"><text:span text:style-name="T9">const</text:span></text:span><text:span text:style-name="Source_20_Text"><text:span text:style-name="T10"> ob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Marcin"</text:span></text:span><text:span text:style-name="Source_20_Text"><text:span text:style-name="T13">,</text:span></text:span></text:p>
      <text:p text:style-name="P17"><text:span text:style-name="Source_20_Text"><text:span text:style-name="T11"><text:s text:c="4"/></text:span></text:span><text:span text:style-name="Source_20_Text"><text:span text:style-name="T10">pet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8"/></text:span></text:span><text:span text:style-name="Source_20_Text"><text:span text:style-name="T10">na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Feliks"</text:span></text:span><text:span text:style-name="Source_20_Text"><text:span text:style-name="T13">,</text:span></text:span></text:p>
      <text:p text:style-name="P17"><text:span text:style-name="Source_20_Text"><text:span text:style-name="T11"><text:s text:c="8"/></text:span></text:span><text:span text:style-name="Source_20_Text"><text:span text:style-name="T10">kind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cat"</text:span></text:span></text:p>
      <text:p text:style-name="P17"><text:span text:style-name="Source_20_Text"><text:span text:style-name="T11"><text:s text:c="4"/></text:span></text:span><text:span text:style-name="Source_20_Text"><text:span text:style-name="T13">}</text:span></text:span></text:p>
      <text:p text:style-name="P17"><text:span text:style-name="Source_20_Text"><text:span text:style-name="T13">}</text:span></text:span></text:p>
      <text:p text:style-name="P17"/>
      <text:p text:style-name="P17"><text:span text:style-name="Source_20_Text"><text:span text:style-name="T9">const</text:span></text:span><text:span text:style-name="Source_20_Text"><text:span text:style-name="T10"> ob2 </text:span></text:span><text:span text:style-name="Source_20_Text"><text:span text:style-name="T12">=</text:span></text:span><text:span text:style-name="Source_20_Text"><text:span text:style-name="T10"> JSON</text:span></text:span><text:span text:style-name="Source_20_Text"><text:span text:style-name="T13">.</text:span></text:span><text:span text:style-name="Source_20_Text"><text:span text:style-name="T14">parse</text:span></text:span><text:span text:style-name="Source_20_Text"><text:span text:style-name="T13">(</text:span></text:span><text:span text:style-name="Source_20_Text"><text:span text:style-name="T10">JSON</text:span></text:span><text:span text:style-name="Source_20_Text"><text:span text:style-name="T13">.</text:span></text:span><text:span text:style-name="Source_20_Text"><text:span text:style-name="T14">stringify</text:span></text:span><text:span text:style-name="Source_20_Text"><text:span text:style-name="T13">(</text:span></text:span><text:span text:style-name="Source_20_Text"><text:span text:style-name="T10">ob</text:span></text:span><text:span text:style-name="Source_20_Text"><text:span text:style-name="T13">));</text:span></text:span></text:p>
      <text:p text:style-name="P17"/>
      <text:p text:style-name="P17"><text:span text:style-name="Source_20_Text"><text:span text:style-name="T10">ob2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nam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Super Szamson"</text:span></text:span><text:span text:style-name="Source_20_Text"><text:span text:style-name="T13">;</text:span></text:span></text:p>
      <text:p text:style-name="P17"><text:span text:style-name="Source_20_Text"><text:span text:style-name="T10">ob2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kind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2">"pies"</text:span></text:span><text:span text:style-name="Source_20_Text"><text:span text:style-name="T13">;</text:span></text:span></text:p>
      <text:p text:style-name="P17"/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,</text:span></text:span><text:span text:style-name="Source_20_Text"><text:span text:style-name="T10"> ob2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name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Feliks, Super Szamson</text:span></text:span></text:p>
      <text:p text:style-name="P17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kind</text:span></text:span><text:span text:style-name="Source_20_Text"><text:span text:style-name="T13">,</text:span></text:span><text:span text:style-name="Source_20_Text"><text:span text:style-name="T10"> ob2</text:span></text:span><text:span text:style-name="Source_20_Text"><text:span text:style-name="T13">.</text:span></text:span><text:span text:style-name="Source_20_Text"><text:span text:style-name="T10">pet</text:span></text:span><text:span text:style-name="Source_20_Text"><text:span text:style-name="T13">.</text:span></text:span><text:span text:style-name="Source_20_Text"><text:span text:style-name="T10">kind</text:span></text:span><text:span text:style-name="Source_20_Text"><text:span text:style-name="T13">);</text:span></text:span><text:span text:style-name="Source_20_Text"><text:span text:style-name="T10"> </text:span></text:span><text:span text:style-name="Source_20_Text"><text:span text:style-name="T15">//kot, pies</text:span></text:span></text:p>
      <text:p text:style-name="P17"><text:span text:style-name="Source_20_Text"><text:span text:style-name="T11"><text:s/></text:span></text:span></text:p>
      <text:p text:style-name="P3"/>
      <text:p text:style-name="P3">Ale nawet to rozwiązanie nie jest w 100% bezpieczne, ponieważ jest wrażliwe na bardziej skomplikowane dane jak np. właściwości z obiektami typu RegExp czy Date.</text:p>
      <text:p text:style-name="P2"><text:span text:style-name="T3">Jeżeli zdarzy się sytuacja, że będziesz potrzebował kopiować naprawdę skomplikowane obiekty, wtedy warto zainteresować się rozwiązaniami takimi jak </text:span><text:a xlink:type="simple" xlink:href="https://lodash.com/docs/4.17.4#cloneDeep" text:style-name="Internet_20_link" text:visited-style-name="Visited_20_Internet_20_Link"><text:span text:style-name="T1">https://lodash.com/docs/4.17.4#cloneDeep</text:span></text:a></text:p>
      <text:p text:style-name="P2"><text:span text:style-name="T3">Ciekawy artykuł na temat kopiowania obiektów znajduje się pod adresem </text:span><text:a xlink:type="simple" xlink:href="https://dassur.ma/things/deep-copy/" text:style-name="Internet_20_link" text:visited-style-name="Visited_20_Internet_20_Link"><text:span text:style-name="T1">https://dassur.ma/things/deep-copy/</text:span></text:a><text:span text:style-name="T3">.</text:span></text:p>
      <text:h text:style-name="P5" text:outline-level="2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2"><text:bookmark text:name="assign-w-praktyce"/><text:soft-page-break/>Object.assign() w praktyce</text:h>
      <text:p text:style-name="P3">Poza duplikowaniem obiektów, Object.assign() bardzo dobrze sprawdza się przy tworzeniu konfiguracji naszych obiektów czy pluginów.</text:p>
      <text:p text:style-name="P3">Wyobraź sobie, że tworzysz nowy typ obiektów (powiedzmy że plugin), który oczekuje nastu parametrów konfiguracji:</text:p>
      <text:p text:style-name="P6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4">Slider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type</text:span></text:span><text:span text:style-name="Source_20_Text"><text:span text:style-name="T13">,</text:span></text:span><text:span text:style-name="Source_20_Text"><text:span text:style-name="T10"> animSpeed</text:span></text:span><text:span text:style-name="Source_20_Text"><text:span text:style-name="T13">,</text:span></text:span><text:span text:style-name="Source_20_Text"><text:span text:style-name="T10"> pauseTime</text:span></text:span><text:span text:style-name="Source_20_Text"><text:span text:style-name="T13">,</text:span></text:span><text:span text:style-name="Source_20_Text"><text:span text:style-name="T10"> slideSelector</text:span></text:span><text:span text:style-name="Source_20_Text"><text:span text:style-name="T13">,</text:span></text:span><text:span text:style-name="Source_20_Text"><text:span text:style-name="T10"> afterPrevFn</text:span></text:span><text:span text:style-name="Source_20_Text"><text:span text:style-name="T13">,</text:span></text:span><text:span text:style-name="Source_20_Text"><text:span text:style-name="T10"> afterNextFn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type</text:span></text:span><text:span text:style-name="Source_20_Text"><text:span text:style-name="T13">;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nimSpeed </text:span></text:span><text:span text:style-name="Source_20_Text"><text:span text:style-name="T12">=</text:span></text:span><text:span text:style-name="Source_20_Text"><text:span text:style-name="T10"> animSpeed</text:span></text:span><text:span text:style-name="Source_20_Text"><text:span text:style-name="T13">;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pauseTime </text:span></text:span><text:span text:style-name="Source_20_Text"><text:span text:style-name="T12">=</text:span></text:span><text:span text:style-name="Source_20_Text"><text:span text:style-name="T10"> pauseTime</text:span></text:span><text:span text:style-name="Source_20_Text"><text:span text:style-name="T13">;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slideSelector </text:span></text:span><text:span text:style-name="Source_20_Text"><text:span text:style-name="T12">=</text:span></text:span><text:span text:style-name="Source_20_Text"><text:span text:style-name="T10"> slideSelector</text:span></text:span><text:span text:style-name="Source_20_Text"><text:span text:style-name="T13">;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fterPrevFn </text:span></text:span><text:span text:style-name="Source_20_Text"><text:span text:style-name="T12">=</text:span></text:span><text:span text:style-name="Source_20_Text"><text:span text:style-name="T10"> afterPrevFn</text:span></text:span><text:span text:style-name="Source_20_Text"><text:span text:style-name="T13">;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afterNextFn </text:span></text:span><text:span text:style-name="Source_20_Text"><text:span text:style-name="T12">=</text:span></text:span><text:span text:style-name="Source_20_Text"><text:span text:style-name="T10"> afterNextFn</text:span></text:span><text:span text:style-name="Source_20_Text"><text:span text:style-name="T13">;</text:span></text:span></text:p>
      <text:p text:style-name="P18"><text:span text:style-name="Source_20_Text"><text:span text:style-name="T13">}</text:span></text:span></text:p>
      <text:p text:style-name="P3"/>
      <text:p text:style-name="P3">Żeby teraz użyć takiego konstruktora, musiałbyś pamiętać kolejność parametrów:</text:p>
      <text:p text:style-name="P6"><text:span text:style-name="Source_20_Text"><text:span text:style-name="T9">const</text:span></text:span><text:span text:style-name="Source_20_Text"><text:span text:style-name="T10"> slide1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Slider</text:span></text:span><text:span text:style-name="Source_20_Text"><text:span text:style-name="T13">(</text:span></text:span><text:span text:style-name="Source_20_Text"><text:span text:style-name="T12">"fade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23">200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23">200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"#mainSlide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2">...</text:span></text:span><text:span text:style-name="Source_20_Text"><text:span text:style-name="T13">},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2">...</text:span></text:span><text:span text:style-name="Source_20_Text"><text:span text:style-name="T13">});</text:span></text:span></text:p>
      <text:p text:style-name="P18"><text:span text:style-name="Source_20_Text"><text:span text:style-name="T9">const</text:span></text:span><text:span text:style-name="Source_20_Text"><text:span text:style-name="T10"> slide2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Slider</text:span></text:span><text:span text:style-name="Source_20_Text"><text:span text:style-name="T13">(</text:span></text:span><text:span text:style-name="Source_20_Text"><text:span text:style-name="T12">"fade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23">200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23">2000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"#mainSlide"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2">...</text:span></text:span><text:span text:style-name="Source_20_Text"><text:span text:style-name="T13">},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text:span text:style-name="Source_20_Text"><text:span text:style-name="T12">...</text:span></text:span><text:span text:style-name="Source_20_Text"><text:span text:style-name="T13">});</text:span></text:span></text:p>
      <text:p text:style-name="P3"/>
      <text:p text:style-name="P3">Jak widzisz, używanie takiego konstruktora nie należy do najprzyjemniejszych, bo każdorazowo musimy pamiętać kolejność wszystkich parametrów, a dodatkowo musimy wszystkie podawać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 wiele lepszym rozwiązaniem jest stworzenie domyślnej konfiguracji takiego pluginu.</text:p>
      <text:p text:style-name="P3">Przy tworzeniu nowego obiektu za pomocą powyższego konstruktora zamiast wypisywać wszystkie parametry, będziemy przekazywać tylko jeden parametr - obiekt konfiguracji, w którym będziemy podawać tylko właściwości, które chcemy zmienić:</text:p>
      <text:p text:style-name="P6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4">Slider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</text:span></text:span><text:span text:style-name="Source_20_Text"><text:span text:style-name="T10">opt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}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15">//sprawdzam czy przy wywołaniu został przekazany obiekt</text:span></text:span></text:p>
      <text:p text:style-name="P18"><text:span text:style-name="Source_20_Text"><text:span text:style-name="T11"><text:s text:c="4"/></text:span></text:span><text:span text:style-name="Source_20_Text"><text:span text:style-name="T9">if</text:span></text:span><text:span text:style-name="Source_20_Text"><text:span text:style-name="T10"> </text:span></text:span><text:span text:style-name="Source_20_Text"><text:span text:style-name="T13">(</text:span></text:span><text:span text:style-name="Source_20_Text"><text:span text:style-name="T10">opts </text:span></text:span><text:span text:style-name="Source_20_Text"><text:span text:style-name="T9">instanceof</text:span></text:span><text:span text:style-name="Source_20_Text"><text:span text:style-name="T10"> Object </text:span></text:span><text:span text:style-name="Source_20_Text"><text:span text:style-name="T12">&amp;&amp;</text:span></text:span><text:span text:style-name="Source_20_Text"><text:span text:style-name="T10"> opts</text:span></text:span><text:span text:style-name="Source_20_Text"><text:span text:style-name="T13">.</text:span></text:span><text:span text:style-name="Source_20_Text"><text:span text:style-name="T10">constructor </text:span></text:span><text:span text:style-name="Source_20_Text"><text:span text:style-name="T12">===</text:span></text:span><text:span text:style-name="Source_20_Text"><text:span text:style-name="T10"> Object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8"/></text:span></text:span><text:span text:style-name="Source_20_Text"><text:span text:style-name="T9">throw</text:span></text:span><text:span text:style-name="Source_20_Text"><text:span text:style-name="T10"> </text:span></text:span><text:span text:style-name="Source_20_Text"><text:span text:style-name="T14">Error</text:span></text:span><text:span text:style-name="Source_20_Text"><text:span text:style-name="T13">(</text:span></text:span><text:span text:style-name="Source_20_Text"><text:span text:style-name="T12">'Parametr opcji musi być obiektem'</text:span></text:span><text:span text:style-name="Source_20_Text"><text:span text:style-name="T13">);</text:span></text:span></text:p>
      <text:p text:style-name="P18"><text:span text:style-name="Source_20_Text"><text:span text:style-name="T11"><text:s text:c="4"/></text:span></text:span><text:span text:style-name="Source_20_Text"><text:span text:style-name="T13">}</text:span></text:span></text:p>
      <text:p text:style-name="P18"/>
      <text:p text:style-name="P18"><text:span text:style-name="Source_20_Text"><text:span text:style-name="T11"><text:s text:c="4"/></text:span></text:span><text:span text:style-name="Source_20_Text"><text:span text:style-name="T15">//domyślna konfiguracja</text:span></text:span></text:p>
      <text:p text:style-name="P18"><text:span text:style-name="Source_20_Text"><text:span text:style-name="T11"><text:s text:c="4"/></text:span></text:span><text:span text:style-name="Source_20_Text"><text:span text:style-name="T9">const</text:span></text:span><text:span text:style-name="Source_20_Text"><text:span text:style-name="T10"> defaultOptions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8"/></text:span></text:span><text:span text:style-name="Source_20_Text"><text:span text:style-name="T10">typ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fade"</text:span></text:span><text:span text:style-name="Source_20_Text"><text:span text:style-name="T13">,</text:span></text:span></text:p>
      <text:p text:style-name="P18"><text:span text:style-name="Source_20_Text"><text:span text:style-name="T11"><text:s text:c="8"/></text:span></text:span><text:span text:style-name="Source_20_Text"><text:span text:style-name="T10">animSpeed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23">1000</text:span></text:span><text:span text:style-name="Source_20_Text"><text:span text:style-name="T13">,</text:span></text:span></text:p>
      <text:p text:style-name="P18"><text:span text:style-name="Source_20_Text"><text:span text:style-name="T11"><text:s text:c="8"/></text:span></text:span><text:span text:style-name="Source_20_Text"><text:span text:style-name="T10">pauseTim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23">5000</text:span></text:span><text:span text:style-name="Source_20_Text"><text:span text:style-name="T13">,</text:span></text:span></text:p>
      <text:p text:style-name="P18"><text:span text:style-name="Source_20_Text"><text:span text:style-name="T11"><text:s text:c="8"/></text:span></text:span><text:span text:style-name="Source_20_Text"><text:span text:style-name="T10">slideSelector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12">".slider"</text:span></text:span><text:span text:style-name="Source_20_Text"><text:span text:style-name="T13">,</text:span></text:span></text:p>
      <text:p text:style-name="P18"><text:span text:style-name="Source_20_Text"><text:span text:style-name="T11"><text:s text:c="8"/></text:span></text:span><text:span text:style-name="Source_20_Text"><text:span text:style-name="T10">afterPrevFn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},</text:span></text:span></text:p>
      <text:p text:style-name="P18"><text:span text:style-name="Source_20_Text"><text:span text:style-name="T11"><text:s text:c="8"/></text:span></text:span><text:span text:style-name="Source_20_Text"><text:span text:style-name="T10">afterNextFn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}</text:span></text:span></text:p>
      <text:p text:style-name="P18"><text:span text:style-name="Source_20_Text"><text:span text:style-name="T11"><text:s text:c="4"/></text:span></text:span><text:span text:style-name="Source_20_Text"><text:span text:style-name="T13">}</text:span></text:span></text:p>
      <text:p text:style-name="P18"/>
      <text:p text:style-name="P18"><text:span text:style-name="Source_20_Text"><text:span text:style-name="T11"><text:s text:c="4"/></text:span></text:span><text:span text:style-name="Source_20_Text"><text:span text:style-name="T15">//jeżeli ktoś przekaże do naszego obiektu opts</text:span></text:span></text:p>
      <text:p text:style-name="P18"><text:span text:style-name="Source_20_Text"><text:span text:style-name="T11"><text:s text:c="4"/></text:span></text:span><text:span text:style-name="Source_20_Text"><text:span text:style-name="T15">//to jego właściwości nadpiszą domyślne wartości</text:span></text:span></text:p>
      <text:p text:style-name="P18"><text:span text:style-name="Source_20_Text"><text:span text:style-name="T11"><text:s text:c="4"/></text:span></text:span><text:span text:style-name="Source_20_Text"><text:span text:style-name="T15">//w wyniku dostaniemy this.options ze scalonymi właściwościami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options </text:span></text:span><text:span text:style-name="Source_20_Text"><text:span text:style-name="T12">=</text:span></text:span><text:span text:style-name="Source_20_Text"><text:span text:style-name="T10"> Object</text:span></text:span><text:span text:style-name="Source_20_Text"><text:span text:style-name="T13">.</text:span></text:span><text:span text:style-name="Source_20_Text"><text:span text:style-name="T14">assign</text:span></text:span><text:span text:style-name="Source_20_Text"><text:span text:style-name="T13">({},</text:span></text:span><text:span text:style-name="Source_20_Text"><text:span text:style-name="T10"> defaultOptions</text:span></text:span><text:span text:style-name="Source_20_Text"><text:span text:style-name="T13">,</text:span></text:span><text:span text:style-name="Source_20_Text"><text:span text:style-name="T10"> opts</text:span></text:span><text:span text:style-name="Source_20_Text"><text:span text:style-name="T13">);</text:span></text:span></text:p>
      <text:p text:style-name="P18"/>
      <text:p text:style-name="P18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options</text:span></text:span><text:span text:style-name="Source_20_Text"><text:span text:style-name="T13">);</text:span></text:span></text:p>
      <text:p text:style-name="P18"><text:span text:style-name="Source_20_Text"><text:span text:style-name="T13">}</text:span></text:span></text:p>
      <text:p text:style-name="P3"/>
      <text:p text:style-name="P3"/>
      <text:p text:style-name="P3"/>
      <text:p text:style-name="P3"/>
      <text:p text:style-name="P3"/>
      <text:p text:style-name="P3"><text:soft-page-break/>Przy takim podejściu używanie naszego konstruktora jest o wiele przyjemniejsze, bo wywołując go możemy podawać tylko to, co nas interesuje. Cała reszta zostanie wzięta z domyślnej konfiguracji:</text:p>
      <text:p text:style-name="P6"><text:span text:style-name="Source_20_Text"><text:span text:style-name="T9">const</text:span></text:span><text:span text:style-name="Source_20_Text"><text:span text:style-name="T10"> slide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Slider</text:span></text:span><text:span text:style-name="Source_20_Text"><text:span text:style-name="T13">({</text:span></text:span></text:p>
      <text:p text:style-name="P18"><text:span text:style-name="Source_20_Text"><text:span text:style-name="T11"><text:s text:c="4"/></text:span></text:span><text:span text:style-name="Source_20_Text"><text:span text:style-name="T10">animSpeed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23">3000</text:span></text:span><text:span text:style-name="Source_20_Text"><text:span text:style-name="T13">,</text:span></text:span></text:p>
      <text:p text:style-name="P18"><text:span text:style-name="Source_20_Text"><text:span text:style-name="T11"><text:s text:c="4"/></text:span></text:span><text:span text:style-name="Source_20_Text"><text:span text:style-name="T10">afterPrevFn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'Zakończyłem animację przewinięcia do poprzedniego'</text:span></text:span><text:span text:style-name="Source_20_Text"><text:span text:style-name="T13">);</text:span></text:span></text:p>
      <text:p text:style-name="P18"><text:span text:style-name="Source_20_Text"><text:span text:style-name="T11"><text:s text:c="4"/></text:span></text:span><text:span text:style-name="Source_20_Text"><text:span text:style-name="T13">}</text:span></text:span></text:p>
      <text:p text:style-name="P18"><text:span text:style-name="Source_20_Text"><text:span text:style-name="T13">});</text:span></text:span></text:p>
      <text:p text:style-name="P18"/>
      <text:p text:style-name="P18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slide</text:span></text:span><text:span text:style-name="Source_20_Text"><text:span text:style-name="T13">.</text:span></text:span><text:span text:style-name="Source_20_Text"><text:span text:style-name="T10">options</text:span></text:span><text:span text:style-name="Source_20_Text"><text:span text:style-name="T13">)</text:span></text:span></text:p>
      <text:p text:style-name="P3"/>
      <text:p text:style-name="P3">Stwórz slider i sprawdź w konsoli</text:p>
      <text:h text:style-name="P5" text:outline-level="2"/>
      <text:h text:style-name="P5" text:outline-level="2"><text:bookmark text:name="setprototypeof"/>setPrototypeOf</text:h>
      <text:p text:style-name="P2"><text:span text:style-name="T3">Wracamy na chwile do naszego ukochanego działu, czyli </text:span><text:a xlink:type="simple" xlink:href="https://kursjs.pl/kurs/obiekty/obiekty-konstruktor.php" text:style-name="Internet_20_link" text:visited-style-name="Visited_20_Internet_20_Link"><text:span text:style-name="T1">prototypów</text:span></text:a><text:span text:style-name="T3">.</text:span></text:p>
      <text:p text:style-name="P3">Jeżeli mamy konstruktor, który ma jakieś właściwości i metody i na jego bazie stworzymy obiekty:</text:p>
      <text:p text:style-name="P6"><text:span text:style-name="Source_20_Text"><text:span text:style-name="T9">function</text:span></text:span><text:span text:style-name="Source_20_Text"><text:span text:style-name="T10"> </text:span></text:span><text:span text:style-name="Source_20_Text"><text:span text:style-name="T14">Car</text:span></text:span><text:span text:style-name="Source_20_Text"><text:span text:style-name="T13">(</text:span></text:span><text:span text:style-name="Source_20_Text"><text:span text:style-name="T10">type</text:span></text:span><text:span text:style-name="Source_20_Text"><text:span text:style-name="T13">,</text:span></text:span><text:span text:style-name="Source_20_Text"><text:span text:style-name="T10"> color</text:span></text:span><text:span text:style-name="Source_20_Text"><text:span text:style-name="T13">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type </text:span></text:span><text:span text:style-name="Source_20_Text"><text:span text:style-name="T12">=</text:span></text:span><text:span text:style-name="Source_20_Text"><text:span text:style-name="T10"> type</text:span></text:span><text:span text:style-name="Source_20_Text"><text:span text:style-name="T13">;</text:span></text:span></text:p>
      <text:p text:style-name="P18"><text:span text:style-name="Source_20_Text"><text:span text:style-name="T11"><text:s text:c="4"/></text:span></text:span><text:span text:style-name="Source_20_Text"><text:span text:style-name="T9">this</text:span></text:span><text:span text:style-name="Source_20_Text"><text:span text:style-name="T13">.</text:span></text:span><text:span text:style-name="Source_20_Text"><text:span text:style-name="T10">color </text:span></text:span><text:span text:style-name="Source_20_Text"><text:span text:style-name="T12">=</text:span></text:span><text:span text:style-name="Source_20_Text"><text:span text:style-name="T10"> color</text:span></text:span><text:span text:style-name="Source_20_Text"><text:span text:style-name="T13">;</text:span></text:span></text:p>
      <text:p text:style-name="P18"><text:span text:style-name="Source_20_Text"><text:span text:style-name="T13">}</text:span></text:span></text:p>
      <text:p text:style-name="P18"><text:span text:style-name="Source_20_Text"><text:span text:style-name="T10">Car</text:span></text:span><text:span text:style-name="Source_20_Text"><text:span text:style-name="T13">.</text:span></text:span><text:span text:style-name="Source_20_Text"><text:span text:style-name="T10">prototype</text:span></text:span><text:span text:style-name="Source_20_Text"><text:span text:style-name="T13">.</text:span></text:span><text:span text:style-name="Source_20_Text"><text:span text:style-name="T14">drive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8"><text:span text:style-name="Source_20_Text"><text:span text:style-name="T11"><text:s text:c="4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"Jadę!"</text:span></text:span><text:span text:style-name="Source_20_Text"><text:span text:style-name="T13">);</text:span></text:span></text:p>
      <text:p text:style-name="P18"><text:span text:style-name="Source_20_Text"><text:span text:style-name="T13">}</text:span></text:span></text:p>
      <text:p text:style-name="P18"/>
      <text:p text:style-name="P18"><text:span text:style-name="Source_20_Text"><text:span text:style-name="T9">const</text:span></text:span><text:span text:style-name="Source_20_Text"><text:span text:style-name="T10"> car1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Car</text:span></text:span><text:span text:style-name="Source_20_Text"><text:span text:style-name="T13">(</text:span></text:span><text:span text:style-name="Source_20_Text"><text:span text:style-name="T12">'Toyota'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'niebieski'</text:span></text:span><text:span text:style-name="Source_20_Text"><text:span text:style-name="T13">);</text:span></text:span></text:p>
      <text:p text:style-name="P18"><text:span text:style-name="Source_20_Text"><text:span text:style-name="T9">const</text:span></text:span><text:span text:style-name="Source_20_Text"><text:span text:style-name="T10"> car2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Car</text:span></text:span><text:span text:style-name="Source_20_Text"><text:span text:style-name="T13">(</text:span></text:span><text:span text:style-name="Source_20_Text"><text:span text:style-name="T12">'Mercedes'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'czerwony'</text:span></text:span><text:span text:style-name="Source_20_Text"><text:span text:style-name="T13">);</text:span></text:span></text:p>
      <text:p text:style-name="P3"/>
      <text:p text:style-name="P3">To każdy obiekt stworzony na bazie konstruktora Car dostaje prototyp z metodą drive.</text:p>
      <text:p text:style-name="P3"><text:soft-page-break/>Czasami będziesz chciał zmienić prototyp danej instancji na inny. W powyższym przykładzie przypuśćmy, że taką czynność chcesz wykonać dla car2:</text:p>
      <text:p text:style-name="P7"><text:span text:style-name="Source_20_Text"><text:span text:style-name="T9">const</text:span></text:span><text:span text:style-name="Source_20_Text"><text:span text:style-name="T10"> </text:span></text:span><text:span text:style-name="Source_20_Text"><text:span text:style-name="T14">fastCar</text:span></text:span><text:span text:style-name="Source_20_Text"><text:span text:style-name="T10">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4"/></text:span></text:span><text:span text:style-name="Source_20_Text"><text:span text:style-name="T10">drive </text:span></text:span><text:span text:style-name="Source_20_Text"><text:span text:style-name="T13">:</text:span></text:span><text:span text:style-name="Source_20_Text"><text:span text:style-name="T10"> </text:span></text:span><text:span text:style-name="Source_20_Text"><text:span text:style-name="T9">function</text:span></text:span><text:span text:style-name="Source_20_Text"><text:span text:style-name="T13">()</text:span></text:span><text:span text:style-name="Source_20_Text"><text:span text:style-name="T10"> </text:span></text:span><text:span text:style-name="Source_20_Text"><text:span text:style-name="T13">{</text:span></text:span></text:p>
      <text:p text:style-name="P17"><text:span text:style-name="Source_20_Text"><text:span text:style-name="T11"><text:s text:c="8"/></text:span></text:span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2">'Jadę bardzo szybko!'</text:span></text:span><text:span text:style-name="Source_20_Text"><text:span text:style-name="T13">);</text:span></text:span></text:p>
      <text:p text:style-name="P17"><text:span text:style-name="Source_20_Text"><text:span text:style-name="T11"><text:s text:c="4"/></text:span></text:span><text:span text:style-name="Source_20_Text"><text:span text:style-name="T13">}</text:span></text:span></text:p>
      <text:p text:style-name="P17"><text:span text:style-name="Source_20_Text"><text:span text:style-name="T13">}</text:span></text:span></text:p>
      <text:p text:style-name="P17"/>
      <text:p text:style-name="P17"><text:span text:style-name="Source_20_Text"><text:span text:style-name="T10">Object</text:span></text:span><text:span text:style-name="Source_20_Text"><text:span text:style-name="T13">.</text:span></text:span><text:span text:style-name="Source_20_Text"><text:span text:style-name="T14">setPrototypeOf</text:span></text:span><text:span text:style-name="Source_20_Text"><text:span text:style-name="T13">(</text:span></text:span><text:span text:style-name="Source_20_Text"><text:span text:style-name="T10">car2</text:span></text:span><text:span text:style-name="Source_20_Text"><text:span text:style-name="T13">,</text:span></text:span><text:span text:style-name="Source_20_Text"><text:span text:style-name="T10"> fastCar</text:span></text:span><text:span text:style-name="Source_20_Text"><text:span text:style-name="T13">)</text:span></text:span></text:p>
      <text:p text:style-name="P17"/>
      <text:p text:style-name="P17"><text:span text:style-name="Source_20_Text"><text:span text:style-name="T10">car1</text:span></text:span><text:span text:style-name="Source_20_Text"><text:span text:style-name="T13">.</text:span></text:span><text:span text:style-name="Source_20_Text"><text:span text:style-name="T14">driv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Jadę!</text:span></text:span></text:p>
      <text:p text:style-name="P17"><text:span text:style-name="Source_20_Text"><text:span text:style-name="T10">car2</text:span></text:span><text:span text:style-name="Source_20_Text"><text:span text:style-name="T13">.</text:span></text:span><text:span text:style-name="Source_20_Text"><text:span text:style-name="T14">drive</text:span></text:span><text:span text:style-name="Source_20_Text"><text:span text:style-name="T13">();</text:span></text:span><text:span text:style-name="Source_20_Text"><text:span text:style-name="T10"> </text:span></text:span><text:span text:style-name="Source_20_Text"><text:span text:style-name="T15">//Jadę bardzo szybko!</text:span></text:span></text:p>
      <text:p text:style-name="P17"><text:span text:style-name="Source_20_Text"><text:span text:style-name="T11"><text:s/></text:span></text:span></text:p>
      <text:p text:style-name="P2"><text:span text:style-name="T3"/></text:p>
      <text:p text:style-name="P2"><text:span text:style-name="T3">Podobną metodą jest </text:span><text:span text:style-name="Strong_20_Emphasis"><text:span text:style-name="T7">getPrototypeOf</text:span></text:span><text:span text:style-name="T3"> (posłużyliśmy się ją już </text:span><text:a xlink:type="simple" xlink:href="https://kursjs.pl/kurs/obiekty/obiekty-konstruktor.php#getPrototypeOf" text:style-name="Internet_20_link" text:visited-style-name="Visited_20_Internet_20_Link"><text:span text:style-name="T1">tutaj</text:span></text:a><text:span text:style-name="T3">), która zwraca obiekt prototypu danego obiektu:</text:span></text:p>
      <text:p text:style-name="P6"><text:span text:style-name="Source_20_Text"><text:span text:style-name="T9">const</text:span></text:span><text:span text:style-name="Source_20_Text"><text:span text:style-name="T10"> car1 </text:span></text:span><text:span text:style-name="Source_20_Text"><text:span text:style-name="T12">=</text:span></text:span><text:span text:style-name="Source_20_Text"><text:span text:style-name="T10"> </text:span></text:span><text:span text:style-name="Source_20_Text"><text:span text:style-name="T9">new</text:span></text:span><text:span text:style-name="Source_20_Text"><text:span text:style-name="T10"> Car</text:span></text:span><text:span text:style-name="Source_20_Text"><text:span text:style-name="T13">(</text:span></text:span><text:span text:style-name="Source_20_Text"><text:span text:style-name="T12">'Toyota'</text:span></text:span><text:span text:style-name="Source_20_Text"><text:span text:style-name="T13">,</text:span></text:span><text:span text:style-name="Source_20_Text"><text:span text:style-name="T10"> </text:span></text:span><text:span text:style-name="Source_20_Text"><text:span text:style-name="T12">'niebieski'</text:span></text:span><text:span text:style-name="Source_20_Text"><text:span text:style-name="T13">);</text:span></text:span></text:p>
      <text:p text:style-name="P18"><text:span text:style-name="Source_20_Text"><text:span text:style-name="T10">console</text:span></text:span><text:span text:style-name="Source_20_Text"><text:span text:style-name="T13">.</text:span></text:span><text:span text:style-name="Source_20_Text"><text:span text:style-name="T14">log</text:span></text:span><text:span text:style-name="Source_20_Text"><text:span text:style-name="T13">(</text:span></text:span><text:span text:style-name="Source_20_Text"><text:span text:style-name="T10">Object</text:span></text:span><text:span text:style-name="Source_20_Text"><text:span text:style-name="T13">.</text:span></text:span><text:span text:style-name="Source_20_Text"><text:span text:style-name="T14">getPrototypeOf</text:span></text:span><text:span text:style-name="Source_20_Text"><text:span text:style-name="T13">(</text:span></text:span><text:span text:style-name="Source_20_Text"><text:span text:style-name="T10">car1</text:span></text:span><text:span text:style-name="Source_20_Text"><text:span text:style-name="T13">));</text:span></text:span></text:p>
      <text:p text:style-name="P2"><text:span text:style-name="T3">Niektórzy zamiast tych metod stosują bezpośrednie przypisania do właściwości </text:span><text:a xlink:type="simple" xlink:href="https://kursjs.pl/kurs/obiekty/obiekty-jak-to-dziala.php#proto-w-specyfikacji" text:style-name="Internet_20_link" text:visited-style-name="Visited_20_Internet_20_Link"><text:span text:style-name="T1">__proto__</text:span></text:a><text:span text:style-name="T3">, ale nie jest to zalecane na rzecz użycia powyższej metod.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5T23:27:02.79</dc:date>
    <meta:editing-duration>PT28M41S</meta:editing-duration>
    <meta:editing-cycles>29</meta:editing-cycles>
    <meta:document-statistic meta:table-count="0" meta:image-count="0" meta:object-count="0" meta:page-count="11" meta:paragraph-count="215" meta:word-count="1188" meta:character-count="8774"/>
  </office:meta>
</office:document-meta>
</file>